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6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44cm"/>
    </style:style>
    <style:style style:name="co7" style:family="table-column">
      <style:table-column-properties fo:break-before="auto" style:column-width="0.619cm"/>
    </style:style>
    <style:style style:name="co8" style:family="table-column">
      <style:table-column-properties fo:break-before="auto" style:column-width="1.189cm"/>
    </style:style>
    <style:style style:name="co9" style:family="table-column">
      <style:table-column-properties fo:break-before="auto" style:column-width="0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map style:condition="cell-content()=[$Лист1.$K$39]" style:apply-style-name="Good" style:base-cell-address="Лист1.K6"/>
    </style:style>
    <style:style style:name="ce6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3cm" svg:height="9.006cm" svg:x="17.837cm" svg:y="2.308cm">
            <draw:object draw:notify-on-update-of-ranges="Лист1.A5:Лист1.A5 Лист1.A6:Лист1.A38 Лист1.K5:Лист1.K5 Лист1.K6:Лист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4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ce7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Вариант 5</text:p>
          </table:table-cell>
          <table:table-cell table:style-name="ce4" office:value-type="string" calcext:value-type="string" table:number-columns-spanned="9" table:number-rows-spanned="1">
            <text:p>ЭШЪЧСЩЭЦ</text:p>
          </table:table-cell>
          <table:covered-table-cell table:number-columns-repeated="8" table:style-name="Default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Y =</text:p>
          </table:table-cell>
          <table:table-cell table:style-name="ce2" office:value-type="string" calcext:value-type="string">
            <text:p>Ъ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Щ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ключ</text:p>
          </table:table-cell>
          <table:table-cell table:number-columns-repeated="9"/>
          <table:table-cell table:style-name="ce3" office:value-type="string" calcext:value-type="string">
            <text:p>ф.п.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HAR(MOD(CODE([.B$3])-CODE(&quot;А&quot;)+[.$A6];32)+CODE(&quot;А&quot;))" office:value-type="string" office:string-value="Ъ" calcext:value-type="string">
            <text:p>Ъ</text:p>
          </table:table-cell>
          <table:table-cell table:formula="of:=CHAR(MOD(CODE([.C$3])-CODE(&quot;А&quot;)+[.$A6];32)+CODE(&quot;А&quot;))" office:value-type="string" office:string-value="Ч" calcext:value-type="string">
            <text:p>Ч</text:p>
          </table:table-cell>
          <table:table-cell table:formula="of:=CHAR(MOD(CODE([.D$3])-CODE(&quot;А&quot;)+[.$A6];32)+CODE(&quot;А&quot;))" office:value-type="string" office:string-value="С" calcext:value-type="string">
            <text:p>С</text:p>
          </table:table-cell>
          <table:table-cell table:formula="of:=CHAR(MOD(CODE([.E$3])-CODE(&quot;А&quot;)+[.$A6];32)+CODE(&quot;А&quot;))" office:value-type="string" office:string-value="Щ" calcext:value-type="string">
            <text:p>Щ</text:p>
          </table:table-cell>
          <table:table-cell/>
          <table:table-cell table:formula="of:=VLOOKUP([.B6];[.$M$6:.$N$38];2;0)" office:value-type="float" office:value="0.0002" calcext:value-type="float">
            <text:p>0,0002</text:p>
          </table:table-cell>
          <table:table-cell table:formula="of:=VLOOKUP([.C6];[.$M$6:.$N$38];2;0)" office:value-type="float" office:value="0.011" calcext:value-type="float">
            <text:p>0,011</text:p>
          </table:table-cell>
          <table:table-cell table:formula="of:=VLOOKUP([.D6];[.$M$6:.$N$38];2;0)" office:value-type="float" office:value="0.054" calcext:value-type="float">
            <text:p>0,054</text:p>
          </table:table-cell>
          <table:table-cell table:formula="of:=VLOOKUP([.E6];[.$M$6:.$N$38];2;0)" office:value-type="float" office:value="0.006" calcext:value-type="float">
            <text:p>0,006</text:p>
          </table:table-cell>
          <table:table-cell table:formula="of:=PRODUCT([.G6:.J6])" office:value-type="float" office:value="0.0000000007128" calcext:value-type="float">
            <text:p>7,128E-10</text:p>
          </table:table-cell>
          <table:table-cell/>
          <table:table-cell office:value-type="string" calcext:value-type="string">
            <text:p>А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HAR(MOD(CODE([.B$3])-CODE(&quot;А&quot;)+[.$A7];32)+CODE(&quot;А&quot;))" office:value-type="string" office:string-value="Щ" calcext:value-type="string">
            <text:p>Щ</text:p>
          </table:table-cell>
          <table:table-cell table:formula="of:=CHAR(MOD(CODE([.C$3])-CODE(&quot;А&quot;)+[.$A7];32)+CODE(&quot;А&quot;))" office:value-type="string" office:string-value="Ц" calcext:value-type="string">
            <text:p>Ц</text:p>
          </table:table-cell>
          <table:table-cell table:formula="of:=CHAR(MOD(CODE([.D$3])-CODE(&quot;А&quot;)+[.$A7];32)+CODE(&quot;А&quot;))" office:value-type="string" office:string-value="Р" calcext:value-type="string">
            <text:p>Р</text:p>
          </table:table-cell>
          <table:table-cell table:formula="of:=CHAR(MOD(CODE([.E$3])-CODE(&quot;А&quot;)+[.$A7];32)+CODE(&quot;А&quot;))" office:value-type="string" office:string-value="Ш" calcext:value-type="string">
            <text:p>Ш</text:p>
          </table:table-cell>
          <table:table-cell/>
          <table:table-cell table:formula="of:=VLOOKUP([.B7];[.$M$6:.$N$38];2;0)" office:value-type="float" office:value="0.006" calcext:value-type="float">
            <text:p>0,006</text:p>
          </table:table-cell>
          <table:table-cell table:formula="of:=VLOOKUP([.C7];[.$M$6:.$N$38];2;0)" office:value-type="float" office:value="0.006" calcext:value-type="float">
            <text:p>0,006</text:p>
          </table:table-cell>
          <table:table-cell table:formula="of:=VLOOKUP([.D7];[.$M$6:.$N$38];2;0)" office:value-type="float" office:value="0.048" calcext:value-type="float">
            <text:p>0,048</text:p>
          </table:table-cell>
          <table:table-cell table:formula="of:=VLOOKUP([.E7];[.$M$6:.$N$38];2;0)" office:value-type="float" office:value="0.005" calcext:value-type="float">
            <text:p>0,005</text:p>
          </table:table-cell>
          <table:table-cell table:formula="of:=PRODUCT([.G7:.J7])" office:value-type="float" office:value="0.00000000864" calcext:value-type="float">
            <text:p>0,00000000864</text:p>
          </table:table-cell>
          <table:table-cell/>
          <table:table-cell office:value-type="string" calcext:value-type="string">
            <text:p>Б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HAR(MOD(CODE([.B$3])-CODE(&quot;А&quot;)+[.$A8];32)+CODE(&quot;А&quot;))" office:value-type="string" office:string-value="Ш" calcext:value-type="string">
            <text:p>Ш</text:p>
          </table:table-cell>
          <table:table-cell table:formula="of:=CHAR(MOD(CODE([.C$3])-CODE(&quot;А&quot;)+[.$A8];32)+CODE(&quot;А&quot;))" office:value-type="string" office:string-value="Х" calcext:value-type="string">
            <text:p>Х</text:p>
          </table:table-cell>
          <table:table-cell table:formula="of:=CHAR(MOD(CODE([.D$3])-CODE(&quot;А&quot;)+[.$A8];32)+CODE(&quot;А&quot;))" office:value-type="string" office:string-value="П" calcext:value-type="string">
            <text:p>П</text:p>
          </table:table-cell>
          <table:table-cell table:formula="of:=CHAR(MOD(CODE([.E$3])-CODE(&quot;А&quot;)+[.$A8];32)+CODE(&quot;А&quot;))" office:value-type="string" office:string-value="Ч" calcext:value-type="string">
            <text:p>Ч</text:p>
          </table:table-cell>
          <table:table-cell/>
          <table:table-cell table:formula="of:=VLOOKUP([.B8];[.$M$6:.$N$38];2;0)" office:value-type="float" office:value="0.005" calcext:value-type="float">
            <text:p>0,005</text:p>
          </table:table-cell>
          <table:table-cell table:formula="of:=VLOOKUP([.C8];[.$M$6:.$N$38];2;0)" office:value-type="float" office:value="0.006" calcext:value-type="float">
            <text:p>0,006</text:p>
          </table:table-cell>
          <table:table-cell table:formula="of:=VLOOKUP([.D8];[.$M$6:.$N$38];2;0)" office:value-type="float" office:value="0.019" calcext:value-type="float">
            <text:p>0,019</text:p>
          </table:table-cell>
          <table:table-cell table:formula="of:=VLOOKUP([.E8];[.$M$6:.$N$38];2;0)" office:value-type="float" office:value="0.011" calcext:value-type="float">
            <text:p>0,011</text:p>
          </table:table-cell>
          <table:table-cell table:formula="of:=PRODUCT([.G8:.J8])" office:value-type="float" office:value="0.00000000627" calcext:value-type="float">
            <text:p>0,00000000627</text:p>
          </table:table-cell>
          <table:table-cell/>
          <table:table-cell office:value-type="string" calcext:value-type="string">
            <text:p>В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HAR(MOD(CODE([.B$3])-CODE(&quot;А&quot;)+[.$A9];32)+CODE(&quot;А&quot;))" office:value-type="string" office:string-value="Ч" calcext:value-type="string">
            <text:p>Ч</text:p>
          </table:table-cell>
          <table:table-cell table:formula="of:=CHAR(MOD(CODE([.C$3])-CODE(&quot;А&quot;)+[.$A9];32)+CODE(&quot;А&quot;))" office:value-type="string" office:string-value="Ф" calcext:value-type="string">
            <text:p>Ф</text:p>
          </table:table-cell>
          <table:table-cell table:formula="of:=CHAR(MOD(CODE([.D$3])-CODE(&quot;А&quot;)+[.$A9];32)+CODE(&quot;А&quot;))" office:value-type="string" office:string-value="О" calcext:value-type="string">
            <text:p>О</text:p>
          </table:table-cell>
          <table:table-cell table:formula="of:=CHAR(MOD(CODE([.E$3])-CODE(&quot;А&quot;)+[.$A9];32)+CODE(&quot;А&quot;))" office:value-type="string" office:string-value="Ц" calcext:value-type="string">
            <text:p>Ц</text:p>
          </table:table-cell>
          <table:table-cell/>
          <table:table-cell table:formula="of:=VLOOKUP([.B9];[.$M$6:.$N$38];2;0)" office:value-type="float" office:value="0.011" calcext:value-type="float">
            <text:p>0,011</text:p>
          </table:table-cell>
          <table:table-cell table:formula="of:=VLOOKUP([.C9];[.$M$6:.$N$38];2;0)" office:value-type="float" office:value="0.01" calcext:value-type="float">
            <text:p>0,01</text:p>
          </table:table-cell>
          <table:table-cell table:formula="of:=VLOOKUP([.D9];[.$M$6:.$N$38];2;0)" office:value-type="float" office:value="0.094" calcext:value-type="float">
            <text:p>0,094</text:p>
          </table:table-cell>
          <table:table-cell table:formula="of:=VLOOKUP([.E9];[.$M$6:.$N$38];2;0)" office:value-type="float" office:value="0.006" calcext:value-type="float">
            <text:p>0,006</text:p>
          </table:table-cell>
          <table:table-cell table:formula="of:=PRODUCT([.G9:.J9])" office:value-type="float" office:value="0.00000006204" calcext:value-type="float">
            <text:p>0,00000006204</text:p>
          </table:table-cell>
          <table:table-cell/>
          <table:table-cell office:value-type="string" calcext:value-type="string">
            <text:p>Г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HAR(MOD(CODE([.B$3])-CODE(&quot;А&quot;)+[.$A10];32)+CODE(&quot;А&quot;))" office:value-type="string" office:string-value="Ц" calcext:value-type="string">
            <text:p>Ц</text:p>
          </table:table-cell>
          <table:table-cell table:formula="of:=CHAR(MOD(CODE([.C$3])-CODE(&quot;А&quot;)+[.$A10];32)+CODE(&quot;А&quot;))" office:value-type="string" office:string-value="У" calcext:value-type="string">
            <text:p>У</text:p>
          </table:table-cell>
          <table:table-cell table:formula="of:=CHAR(MOD(CODE([.D$3])-CODE(&quot;А&quot;)+[.$A10];32)+CODE(&quot;А&quot;))" office:value-type="string" office:string-value="Н" calcext:value-type="string">
            <text:p>Н</text:p>
          </table:table-cell>
          <table:table-cell table:formula="of:=CHAR(MOD(CODE([.E$3])-CODE(&quot;А&quot;)+[.$A10];32)+CODE(&quot;А&quot;))" office:value-type="string" office:string-value="Х" calcext:value-type="string">
            <text:p>Х</text:p>
          </table:table-cell>
          <table:table-cell/>
          <table:table-cell table:formula="of:=VLOOKUP([.B10];[.$M$6:.$N$38];2;0)" office:value-type="float" office:value="0.006" calcext:value-type="float">
            <text:p>0,006</text:p>
          </table:table-cell>
          <table:table-cell table:formula="of:=VLOOKUP([.C10];[.$M$6:.$N$38];2;0)" office:value-type="float" office:value="0.024" calcext:value-type="float">
            <text:p>0,024</text:p>
          </table:table-cell>
          <table:table-cell table:formula="of:=VLOOKUP([.D10];[.$M$6:.$N$38];2;0)" office:value-type="float" office:value="0.056" calcext:value-type="float">
            <text:p>0,056</text:p>
          </table:table-cell>
          <table:table-cell table:formula="of:=VLOOKUP([.E10];[.$M$6:.$N$38];2;0)" office:value-type="float" office:value="0.006" calcext:value-type="float">
            <text:p>0,006</text:p>
          </table:table-cell>
          <table:table-cell table:formula="of:=PRODUCT([.G10:.J10])" office:value-type="float" office:value="0.000000048384" calcext:value-type="float">
            <text:p>0,000000048384</text:p>
          </table:table-cell>
          <table:table-cell/>
          <table:table-cell office:value-type="string" calcext:value-type="string">
            <text:p>Д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HAR(MOD(CODE([.B$3])-CODE(&quot;А&quot;)+[.$A11];32)+CODE(&quot;А&quot;))" office:value-type="string" office:string-value="Х" calcext:value-type="string">
            <text:p>Х</text:p>
          </table:table-cell>
          <table:table-cell table:formula="of:=CHAR(MOD(CODE([.C$3])-CODE(&quot;А&quot;)+[.$A11];32)+CODE(&quot;А&quot;))" office:value-type="string" office:string-value="Т" calcext:value-type="string">
            <text:p>Т</text:p>
          </table:table-cell>
          <table:table-cell table:formula="of:=CHAR(MOD(CODE([.D$3])-CODE(&quot;А&quot;)+[.$A11];32)+CODE(&quot;А&quot;))" office:value-type="string" office:string-value="М" calcext:value-type="string">
            <text:p>М</text:p>
          </table:table-cell>
          <table:table-cell table:formula="of:=CHAR(MOD(CODE([.E$3])-CODE(&quot;А&quot;)+[.$A11];32)+CODE(&quot;А&quot;))" office:value-type="string" office:string-value="Ф" calcext:value-type="string">
            <text:p>Ф</text:p>
          </table:table-cell>
          <table:table-cell/>
          <table:table-cell table:formula="of:=VLOOKUP([.B11];[.$M$6:.$N$38];2;0)" office:value-type="float" office:value="0.006" calcext:value-type="float">
            <text:p>0,006</text:p>
          </table:table-cell>
          <table:table-cell table:formula="of:=VLOOKUP([.C11];[.$M$6:.$N$38];2;0)" office:value-type="float" office:value="0.056" calcext:value-type="float">
            <text:p>0,056</text:p>
          </table:table-cell>
          <table:table-cell table:formula="of:=VLOOKUP([.D11];[.$M$6:.$N$38];2;0)" office:value-type="float" office:value="0.031" calcext:value-type="float">
            <text:p>0,031</text:p>
          </table:table-cell>
          <table:table-cell table:formula="of:=VLOOKUP([.E11];[.$M$6:.$N$38];2;0)" office:value-type="float" office:value="0.01" calcext:value-type="float">
            <text:p>0,01</text:p>
          </table:table-cell>
          <table:table-cell table:formula="of:=PRODUCT([.G11:.J11])" office:value-type="float" office:value="0.00000010416" calcext:value-type="float">
            <text:p>0,00000010416</text:p>
          </table:table-cell>
          <table:table-cell/>
          <table:table-cell office:value-type="string" calcext:value-type="string">
            <text:p>Е</text:p>
          </table:table-cell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HAR(MOD(CODE([.B$3])-CODE(&quot;А&quot;)+[.$A12];32)+CODE(&quot;А&quot;))" office:value-type="string" office:string-value="Ф" calcext:value-type="string">
            <text:p>Ф</text:p>
          </table:table-cell>
          <table:table-cell table:formula="of:=CHAR(MOD(CODE([.C$3])-CODE(&quot;А&quot;)+[.$A12];32)+CODE(&quot;А&quot;))" office:value-type="string" office:string-value="С" calcext:value-type="string">
            <text:p>С</text:p>
          </table:table-cell>
          <table:table-cell table:formula="of:=CHAR(MOD(CODE([.D$3])-CODE(&quot;А&quot;)+[.$A12];32)+CODE(&quot;А&quot;))" office:value-type="string" office:string-value="Л" calcext:value-type="string">
            <text:p>Л</text:p>
          </table:table-cell>
          <table:table-cell table:formula="of:=CHAR(MOD(CODE([.E$3])-CODE(&quot;А&quot;)+[.$A12];32)+CODE(&quot;А&quot;))" office:value-type="string" office:string-value="У" calcext:value-type="string">
            <text:p>У</text:p>
          </table:table-cell>
          <table:table-cell/>
          <table:table-cell table:formula="of:=VLOOKUP([.B12];[.$M$6:.$N$38];2;0)" office:value-type="float" office:value="0.01" calcext:value-type="float">
            <text:p>0,01</text:p>
          </table:table-cell>
          <table:table-cell table:formula="of:=VLOOKUP([.C12];[.$M$6:.$N$38];2;0)" office:value-type="float" office:value="0.054" calcext:value-type="float">
            <text:p>0,054</text:p>
          </table:table-cell>
          <table:table-cell table:formula="of:=VLOOKUP([.D12];[.$M$6:.$N$38];2;0)" office:value-type="float" office:value="0.039" calcext:value-type="float">
            <text:p>0,039</text:p>
          </table:table-cell>
          <table:table-cell table:formula="of:=VLOOKUP([.E12];[.$M$6:.$N$38];2;0)" office:value-type="float" office:value="0.024" calcext:value-type="float">
            <text:p>0,024</text:p>
          </table:table-cell>
          <table:table-cell table:formula="of:=PRODUCT([.G12:.J12])" office:value-type="float" office:value="0.00000050544" calcext:value-type="float">
            <text:p>0,00000050544</text:p>
          </table:table-cell>
          <table:table-cell/>
          <table:table-cell office:value-type="string" calcext:value-type="string">
            <text:p>Ж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HAR(MOD(CODE([.B$3])-CODE(&quot;А&quot;)+[.$A13];32)+CODE(&quot;А&quot;))" office:value-type="string" office:string-value="У" calcext:value-type="string">
            <text:p>У</text:p>
          </table:table-cell>
          <table:table-cell table:formula="of:=CHAR(MOD(CODE([.C$3])-CODE(&quot;А&quot;)+[.$A13];32)+CODE(&quot;А&quot;))" office:value-type="string" office:string-value="Р" calcext:value-type="string">
            <text:p>Р</text:p>
          </table:table-cell>
          <table:table-cell table:formula="of:=CHAR(MOD(CODE([.D$3])-CODE(&quot;А&quot;)+[.$A13];32)+CODE(&quot;А&quot;))" office:value-type="string" office:string-value="К" calcext:value-type="string">
            <text:p>К</text:p>
          </table:table-cell>
          <table:table-cell table:formula="of:=CHAR(MOD(CODE([.E$3])-CODE(&quot;А&quot;)+[.$A13];32)+CODE(&quot;А&quot;))" office:value-type="string" office:string-value="Т" calcext:value-type="string">
            <text:p>Т</text:p>
          </table:table-cell>
          <table:table-cell/>
          <table:table-cell table:formula="of:=VLOOKUP([.B13];[.$M$6:.$N$38];2;0)" office:value-type="float" office:value="0.024" calcext:value-type="float">
            <text:p>0,024</text:p>
          </table:table-cell>
          <table:table-cell table:formula="of:=VLOOKUP([.C13];[.$M$6:.$N$38];2;0)" office:value-type="float" office:value="0.048" calcext:value-type="float">
            <text:p>0,048</text:p>
          </table:table-cell>
          <table:table-cell table:formula="of:=VLOOKUP([.D13];[.$M$6:.$N$38];2;0)" office:value-type="float" office:value="0.03" calcext:value-type="float">
            <text:p>0,03</text:p>
          </table:table-cell>
          <table:table-cell table:formula="of:=VLOOKUP([.E13];[.$M$6:.$N$38];2;0)" office:value-type="float" office:value="0.056" calcext:value-type="float">
            <text:p>0,056</text:p>
          </table:table-cell>
          <table:table-cell table:formula="of:=PRODUCT([.G13:.J13])" office:value-type="float" office:value="0.00000193536" calcext:value-type="float">
            <text:p>0,00000193536</text:p>
          </table:table-cell>
          <table:table-cell/>
          <table:table-cell office:value-type="string" calcext:value-type="string">
            <text:p>З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HAR(MOD(CODE([.B$3])-CODE(&quot;А&quot;)+[.$A14];32)+CODE(&quot;А&quot;))" office:value-type="string" office:string-value="Т" calcext:value-type="string">
            <text:p>Т</text:p>
          </table:table-cell>
          <table:table-cell table:formula="of:=CHAR(MOD(CODE([.C$3])-CODE(&quot;А&quot;)+[.$A14];32)+CODE(&quot;А&quot;))" office:value-type="string" office:string-value="П" calcext:value-type="string">
            <text:p>П</text:p>
          </table:table-cell>
          <table:table-cell table:formula="of:=CHAR(MOD(CODE([.D$3])-CODE(&quot;А&quot;)+[.$A14];32)+CODE(&quot;А&quot;))" office:value-type="string" office:string-value="Й" calcext:value-type="string">
            <text:p>Й</text:p>
          </table:table-cell>
          <table:table-cell table:formula="of:=CHAR(MOD(CODE([.E$3])-CODE(&quot;А&quot;)+[.$A14];32)+CODE(&quot;А&quot;))" office:value-type="string" office:string-value="С" calcext:value-type="string">
            <text:p>С</text:p>
          </table:table-cell>
          <table:table-cell/>
          <table:table-cell table:formula="of:=VLOOKUP([.B14];[.$M$6:.$N$38];2;0)" office:value-type="float" office:value="0.056" calcext:value-type="float">
            <text:p>0,056</text:p>
          </table:table-cell>
          <table:table-cell table:formula="of:=VLOOKUP([.C14];[.$M$6:.$N$38];2;0)" office:value-type="float" office:value="0.019" calcext:value-type="float">
            <text:p>0,019</text:p>
          </table:table-cell>
          <table:table-cell table:formula="of:=VLOOKUP([.D14];[.$M$6:.$N$38];2;0)" office:value-type="float" office:value="0.02" calcext:value-type="float">
            <text:p>0,02</text:p>
          </table:table-cell>
          <table:table-cell table:formula="of:=VLOOKUP([.E14];[.$M$6:.$N$38];2;0)" office:value-type="float" office:value="0.054" calcext:value-type="float">
            <text:p>0,054</text:p>
          </table:table-cell>
          <table:table-cell table:formula="of:=PRODUCT([.G14:.J14])" office:value-type="float" office:value="0.00000114912" calcext:value-type="float">
            <text:p>0,00000114912</text:p>
          </table:table-cell>
          <table:table-cell/>
          <table:table-cell office:value-type="string" calcext:value-type="string">
            <text:p>И</text:p>
          </table:table-cell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HAR(MOD(CODE([.B$3])-CODE(&quot;А&quot;)+[.$A15];32)+CODE(&quot;А&quot;))" office:value-type="string" office:string-value="С" calcext:value-type="string">
            <text:p>С</text:p>
          </table:table-cell>
          <table:table-cell table:formula="of:=CHAR(MOD(CODE([.C$3])-CODE(&quot;А&quot;)+[.$A15];32)+CODE(&quot;А&quot;))" office:value-type="string" office:string-value="О" calcext:value-type="string">
            <text:p>О</text:p>
          </table:table-cell>
          <table:table-cell table:formula="of:=CHAR(MOD(CODE([.D$3])-CODE(&quot;А&quot;)+[.$A15];32)+CODE(&quot;А&quot;))" office:value-type="string" office:string-value="И" calcext:value-type="string">
            <text:p>И</text:p>
          </table:table-cell>
          <table:table-cell table:formula="of:=CHAR(MOD(CODE([.E$3])-CODE(&quot;А&quot;)+[.$A15];32)+CODE(&quot;А&quot;))" office:value-type="string" office:string-value="Р" calcext:value-type="string">
            <text:p>Р</text:p>
          </table:table-cell>
          <table:table-cell/>
          <table:table-cell table:formula="of:=VLOOKUP([.B15];[.$M$6:.$N$38];2;0)" office:value-type="float" office:value="0.054" calcext:value-type="float">
            <text:p>0,054</text:p>
          </table:table-cell>
          <table:table-cell table:formula="of:=VLOOKUP([.C15];[.$M$6:.$N$38];2;0)" office:value-type="float" office:value="0.094" calcext:value-type="float">
            <text:p>0,094</text:p>
          </table:table-cell>
          <table:table-cell table:formula="of:=VLOOKUP([.D15];[.$M$6:.$N$38];2;0)" office:value-type="float" office:value="0.07" calcext:value-type="float">
            <text:p>0,07</text:p>
          </table:table-cell>
          <table:table-cell table:formula="of:=VLOOKUP([.E15];[.$M$6:.$N$38];2;0)" office:value-type="float" office:value="0.048" calcext:value-type="float">
            <text:p>0,048</text:p>
          </table:table-cell>
          <table:table-cell table:formula="of:=PRODUCT([.G15:.J15])" office:value-type="float" office:value="0.00001705536" calcext:value-type="float">
            <text:p>0,00001705536</text:p>
          </table:table-cell>
          <table:table-cell/>
          <table:table-cell office:value-type="string" calcext:value-type="string">
            <text:p>Й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HAR(MOD(CODE([.B$3])-CODE(&quot;А&quot;)+[.$A16];32)+CODE(&quot;А&quot;))" office:value-type="string" office:string-value="Р" calcext:value-type="string">
            <text:p>Р</text:p>
          </table:table-cell>
          <table:table-cell table:formula="of:=CHAR(MOD(CODE([.C$3])-CODE(&quot;А&quot;)+[.$A16];32)+CODE(&quot;А&quot;))" office:value-type="string" office:string-value="Н" calcext:value-type="string">
            <text:p>Н</text:p>
          </table:table-cell>
          <table:table-cell table:formula="of:=CHAR(MOD(CODE([.D$3])-CODE(&quot;А&quot;)+[.$A16];32)+CODE(&quot;А&quot;))" office:value-type="string" office:string-value="З" calcext:value-type="string">
            <text:p>З</text:p>
          </table:table-cell>
          <table:table-cell table:formula="of:=CHAR(MOD(CODE([.E$3])-CODE(&quot;А&quot;)+[.$A16];32)+CODE(&quot;А&quot;))" office:value-type="string" office:string-value="П" calcext:value-type="string">
            <text:p>П</text:p>
          </table:table-cell>
          <table:table-cell/>
          <table:table-cell table:formula="of:=VLOOKUP([.B16];[.$M$6:.$N$38];2;0)" office:value-type="float" office:value="0.048" calcext:value-type="float">
            <text:p>0,048</text:p>
          </table:table-cell>
          <table:table-cell table:formula="of:=VLOOKUP([.C16];[.$M$6:.$N$38];2;0)" office:value-type="float" office:value="0.056" calcext:value-type="float">
            <text:p>0,056</text:p>
          </table:table-cell>
          <table:table-cell table:formula="of:=VLOOKUP([.D16];[.$M$6:.$N$38];2;0)" office:value-type="float" office:value="0.02" calcext:value-type="float">
            <text:p>0,02</text:p>
          </table:table-cell>
          <table:table-cell table:formula="of:=VLOOKUP([.E16];[.$M$6:.$N$38];2;0)" office:value-type="float" office:value="0.019" calcext:value-type="float">
            <text:p>0,019</text:p>
          </table:table-cell>
          <table:table-cell table:formula="of:=PRODUCT([.G16:.J16])" office:value-type="float" office:value="0.00000102144" calcext:value-type="float">
            <text:p>0,00000102144</text:p>
          </table:table-cell>
          <table:table-cell/>
          <table:table-cell office:value-type="string" calcext:value-type="string">
            <text:p>К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HAR(MOD(CODE([.B$3])-CODE(&quot;А&quot;)+[.$A17];32)+CODE(&quot;А&quot;))" office:value-type="string" office:string-value="П" calcext:value-type="string">
            <text:p>П</text:p>
          </table:table-cell>
          <table:table-cell table:formula="of:=CHAR(MOD(CODE([.C$3])-CODE(&quot;А&quot;)+[.$A17];32)+CODE(&quot;А&quot;))" office:value-type="string" office:string-value="М" calcext:value-type="string">
            <text:p>М</text:p>
          </table:table-cell>
          <table:table-cell table:formula="of:=CHAR(MOD(CODE([.D$3])-CODE(&quot;А&quot;)+[.$A17];32)+CODE(&quot;А&quot;))" office:value-type="string" office:string-value="Ж" calcext:value-type="string">
            <text:p>Ж</text:p>
          </table:table-cell>
          <table:table-cell table:formula="of:=CHAR(MOD(CODE([.E$3])-CODE(&quot;А&quot;)+[.$A17];32)+CODE(&quot;А&quot;))" office:value-type="string" office:string-value="О" calcext:value-type="string">
            <text:p>О</text:p>
          </table:table-cell>
          <table:table-cell/>
          <table:table-cell table:formula="of:=VLOOKUP([.B17];[.$M$6:.$N$38];2;0)" office:value-type="float" office:value="0.019" calcext:value-type="float">
            <text:p>0,019</text:p>
          </table:table-cell>
          <table:table-cell table:formula="of:=VLOOKUP([.C17];[.$M$6:.$N$38];2;0)" office:value-type="float" office:value="0.031" calcext:value-type="float">
            <text:p>0,031</text:p>
          </table:table-cell>
          <table:table-cell table:formula="of:=VLOOKUP([.D17];[.$M$6:.$N$38];2;0)" office:value-type="float" office:value="0.01" calcext:value-type="float">
            <text:p>0,01</text:p>
          </table:table-cell>
          <table:table-cell table:formula="of:=VLOOKUP([.E17];[.$M$6:.$N$38];2;0)" office:value-type="float" office:value="0.094" calcext:value-type="float">
            <text:p>0,094</text:p>
          </table:table-cell>
          <table:table-cell table:formula="of:=PRODUCT([.G17:.J17])" office:value-type="float" office:value="0.00000055366" calcext:value-type="float">
            <text:p>0,00000055366</text:p>
          </table:table-cell>
          <table:table-cell/>
          <table:table-cell office:value-type="string" calcext:value-type="string">
            <text:p>Л</text:p>
          </table:table-cell>
          <table:table-cell office:value-type="float" office:value="0.039" calcext:value-type="float">
            <text:p>0,0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HAR(MOD(CODE([.B$3])-CODE(&quot;А&quot;)+[.$A18];32)+CODE(&quot;А&quot;))" office:value-type="string" office:string-value="О" calcext:value-type="string">
            <text:p>О</text:p>
          </table:table-cell>
          <table:table-cell table:formula="of:=CHAR(MOD(CODE([.C$3])-CODE(&quot;А&quot;)+[.$A18];32)+CODE(&quot;А&quot;))" office:value-type="string" office:string-value="Л" calcext:value-type="string">
            <text:p>Л</text:p>
          </table:table-cell>
          <table:table-cell table:formula="of:=CHAR(MOD(CODE([.D$3])-CODE(&quot;А&quot;)+[.$A18];32)+CODE(&quot;А&quot;))" office:value-type="string" office:string-value="Е" calcext:value-type="string">
            <text:p>Е</text:p>
          </table:table-cell>
          <table:table-cell table:formula="of:=CHAR(MOD(CODE([.E$3])-CODE(&quot;А&quot;)+[.$A18];32)+CODE(&quot;А&quot;))" office:value-type="string" office:string-value="Н" calcext:value-type="string">
            <text:p>Н</text:p>
          </table:table-cell>
          <table:table-cell/>
          <table:table-cell table:formula="of:=VLOOKUP([.B18];[.$M$6:.$N$38];2;0)" office:value-type="float" office:value="0.094" calcext:value-type="float">
            <text:p>0,094</text:p>
          </table:table-cell>
          <table:table-cell table:formula="of:=VLOOKUP([.C18];[.$M$6:.$N$38];2;0)" office:value-type="float" office:value="0.039" calcext:value-type="float">
            <text:p>0,039</text:p>
          </table:table-cell>
          <table:table-cell table:formula="of:=VLOOKUP([.D18];[.$M$6:.$N$38];2;0)" office:value-type="float" office:value="0.07" calcext:value-type="float">
            <text:p>0,07</text:p>
          </table:table-cell>
          <table:table-cell table:formula="of:=VLOOKUP([.E18];[.$M$6:.$N$38];2;0)" office:value-type="float" office:value="0.056" calcext:value-type="float">
            <text:p>0,056</text:p>
          </table:table-cell>
          <table:table-cell table:formula="of:=PRODUCT([.G18:.J18])" office:value-type="float" office:value="0.00001437072" calcext:value-type="float">
            <text:p>0,00001437072</text:p>
          </table:table-cell>
          <table:table-cell/>
          <table:table-cell office:value-type="string" calcext:value-type="string">
            <text:p>М</text:p>
          </table:table-cell>
          <table:table-cell office:value-type="float" office:value="0.031" calcext:value-type="float">
            <text:p>0,03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HAR(MOD(CODE([.B$3])-CODE(&quot;А&quot;)+[.$A19];32)+CODE(&quot;А&quot;))" office:value-type="string" office:string-value="Н" calcext:value-type="string">
            <text:p>Н</text:p>
          </table:table-cell>
          <table:table-cell table:formula="of:=CHAR(MOD(CODE([.C$3])-CODE(&quot;А&quot;)+[.$A19];32)+CODE(&quot;А&quot;))" office:value-type="string" office:string-value="К" calcext:value-type="string">
            <text:p>К</text:p>
          </table:table-cell>
          <table:table-cell table:formula="of:=CHAR(MOD(CODE([.D$3])-CODE(&quot;А&quot;)+[.$A19];32)+CODE(&quot;А&quot;))" office:value-type="string" office:string-value="Д" calcext:value-type="string">
            <text:p>Д</text:p>
          </table:table-cell>
          <table:table-cell table:formula="of:=CHAR(MOD(CODE([.E$3])-CODE(&quot;А&quot;)+[.$A19];32)+CODE(&quot;А&quot;))" office:value-type="string" office:string-value="М" calcext:value-type="string">
            <text:p>М</text:p>
          </table:table-cell>
          <table:table-cell/>
          <table:table-cell table:formula="of:=VLOOKUP([.B19];[.$M$6:.$N$38];2;0)" office:value-type="float" office:value="0.056" calcext:value-type="float">
            <text:p>0,056</text:p>
          </table:table-cell>
          <table:table-cell table:formula="of:=VLOOKUP([.C19];[.$M$6:.$N$38];2;0)" office:value-type="float" office:value="0.03" calcext:value-type="float">
            <text:p>0,03</text:p>
          </table:table-cell>
          <table:table-cell table:formula="of:=VLOOKUP([.D19];[.$M$6:.$N$38];2;0)" office:value-type="float" office:value="0.03" calcext:value-type="float">
            <text:p>0,03</text:p>
          </table:table-cell>
          <table:table-cell table:formula="of:=VLOOKUP([.E19];[.$M$6:.$N$38];2;0)" office:value-type="float" office:value="0.031" calcext:value-type="float">
            <text:p>0,031</text:p>
          </table:table-cell>
          <table:table-cell table:formula="of:=PRODUCT([.G19:.J19])" office:value-type="float" office:value="0.0000015624" calcext:value-type="float">
            <text:p>0,0000015624</text:p>
          </table:table-cell>
          <table:table-cell/>
          <table:table-cell office:value-type="string" calcext:value-type="string">
            <text:p>Н</text:p>
          </table:table-cell>
          <table:table-cell office:value-type="float" office:value="0.056" calcext:value-type="float">
            <text:p>0,05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HAR(MOD(CODE([.B$3])-CODE(&quot;А&quot;)+[.$A20];32)+CODE(&quot;А&quot;))" office:value-type="string" office:string-value="М" calcext:value-type="string">
            <text:p>М</text:p>
          </table:table-cell>
          <table:table-cell table:formula="of:=CHAR(MOD(CODE([.C$3])-CODE(&quot;А&quot;)+[.$A20];32)+CODE(&quot;А&quot;))" office:value-type="string" office:string-value="Й" calcext:value-type="string">
            <text:p>Й</text:p>
          </table:table-cell>
          <table:table-cell table:formula="of:=CHAR(MOD(CODE([.D$3])-CODE(&quot;А&quot;)+[.$A20];32)+CODE(&quot;А&quot;))" office:value-type="string" office:string-value="Г" calcext:value-type="string">
            <text:p>Г</text:p>
          </table:table-cell>
          <table:table-cell table:formula="of:=CHAR(MOD(CODE([.E$3])-CODE(&quot;А&quot;)+[.$A20];32)+CODE(&quot;А&quot;))" office:value-type="string" office:string-value="Л" calcext:value-type="string">
            <text:p>Л</text:p>
          </table:table-cell>
          <table:table-cell/>
          <table:table-cell table:formula="of:=VLOOKUP([.B20];[.$M$6:.$N$38];2;0)" office:value-type="float" office:value="0.031" calcext:value-type="float">
            <text:p>0,031</text:p>
          </table:table-cell>
          <table:table-cell table:formula="of:=VLOOKUP([.C20];[.$M$6:.$N$38];2;0)" office:value-type="float" office:value="0.02" calcext:value-type="float">
            <text:p>0,02</text:p>
          </table:table-cell>
          <table:table-cell table:formula="of:=VLOOKUP([.D20];[.$M$6:.$N$38];2;0)" office:value-type="float" office:value="0.01" calcext:value-type="float">
            <text:p>0,01</text:p>
          </table:table-cell>
          <table:table-cell table:formula="of:=VLOOKUP([.E20];[.$M$6:.$N$38];2;0)" office:value-type="float" office:value="0.039" calcext:value-type="float">
            <text:p>0,039</text:p>
          </table:table-cell>
          <table:table-cell table:formula="of:=PRODUCT([.G20:.J20])" office:value-type="float" office:value="0.0000002418" calcext:value-type="float">
            <text:p>0,0000002418</text:p>
          </table:table-cell>
          <table:table-cell/>
          <table:table-cell office:value-type="string" calcext:value-type="string">
            <text:p>О</text:p>
          </table:table-cell>
          <table:table-cell office:value-type="float" office:value="0.094" calcext:value-type="float">
            <text:p>0,09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HAR(MOD(CODE([.B$3])-CODE(&quot;А&quot;)+[.$A21];32)+CODE(&quot;А&quot;))" office:value-type="string" office:string-value="Л" calcext:value-type="string">
            <text:p>Л</text:p>
          </table:table-cell>
          <table:table-cell table:formula="of:=CHAR(MOD(CODE([.C$3])-CODE(&quot;А&quot;)+[.$A21];32)+CODE(&quot;А&quot;))" office:value-type="string" office:string-value="И" calcext:value-type="string">
            <text:p>И</text:p>
          </table:table-cell>
          <table:table-cell table:formula="of:=CHAR(MOD(CODE([.D$3])-CODE(&quot;А&quot;)+[.$A21];32)+CODE(&quot;А&quot;))" office:value-type="string" office:string-value="В" calcext:value-type="string">
            <text:p>В</text:p>
          </table:table-cell>
          <table:table-cell table:formula="of:=CHAR(MOD(CODE([.E$3])-CODE(&quot;А&quot;)+[.$A21];32)+CODE(&quot;А&quot;))" office:value-type="string" office:string-value="К" calcext:value-type="string">
            <text:p>К</text:p>
          </table:table-cell>
          <table:table-cell/>
          <table:table-cell table:formula="of:=VLOOKUP([.B21];[.$M$6:.$N$38];2;0)" office:value-type="float" office:value="0.039" calcext:value-type="float">
            <text:p>0,039</text:p>
          </table:table-cell>
          <table:table-cell table:formula="of:=VLOOKUP([.C21];[.$M$6:.$N$38];2;0)" office:value-type="float" office:value="0.07" calcext:value-type="float">
            <text:p>0,07</text:p>
          </table:table-cell>
          <table:table-cell table:formula="of:=VLOOKUP([.D21];[.$M$6:.$N$38];2;0)" office:value-type="float" office:value="0.04" calcext:value-type="float">
            <text:p>0,04</text:p>
          </table:table-cell>
          <table:table-cell table:formula="of:=VLOOKUP([.E21];[.$M$6:.$N$38];2;0)" office:value-type="float" office:value="0.03" calcext:value-type="float">
            <text:p>0,03</text:p>
          </table:table-cell>
          <table:table-cell table:formula="of:=PRODUCT([.G21:.J21])" office:value-type="float" office:value="0.000003276" calcext:value-type="float">
            <text:p>0,000003276</text:p>
          </table:table-cell>
          <table:table-cell/>
          <table:table-cell office:value-type="string" calcext:value-type="string">
            <text:p>П</text:p>
          </table:table-cell>
          <table:table-cell office:value-type="float" office:value="0.019" calcext:value-type="float">
            <text:p>0,01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HAR(MOD(CODE([.B$3])-CODE(&quot;А&quot;)+[.$A22];32)+CODE(&quot;А&quot;))" office:value-type="string" office:string-value="К" calcext:value-type="string">
            <text:p>К</text:p>
          </table:table-cell>
          <table:table-cell table:formula="of:=CHAR(MOD(CODE([.C$3])-CODE(&quot;А&quot;)+[.$A22];32)+CODE(&quot;А&quot;))" office:value-type="string" office:string-value="З" calcext:value-type="string">
            <text:p>З</text:p>
          </table:table-cell>
          <table:table-cell table:formula="of:=CHAR(MOD(CODE([.D$3])-CODE(&quot;А&quot;)+[.$A22];32)+CODE(&quot;А&quot;))" office:value-type="string" office:string-value="Б" calcext:value-type="string">
            <text:p>Б</text:p>
          </table:table-cell>
          <table:table-cell table:formula="of:=CHAR(MOD(CODE([.E$3])-CODE(&quot;А&quot;)+[.$A22];32)+CODE(&quot;А&quot;))" office:value-type="string" office:string-value="Й" calcext:value-type="string">
            <text:p>Й</text:p>
          </table:table-cell>
          <table:table-cell/>
          <table:table-cell table:formula="of:=VLOOKUP([.B22];[.$M$6:.$N$38];2;0)" office:value-type="float" office:value="0.03" calcext:value-type="float">
            <text:p>0,03</text:p>
          </table:table-cell>
          <table:table-cell table:formula="of:=VLOOKUP([.C22];[.$M$6:.$N$38];2;0)" office:value-type="float" office:value="0.02" calcext:value-type="float">
            <text:p>0,02</text:p>
          </table:table-cell>
          <table:table-cell table:formula="of:=VLOOKUP([.D22];[.$M$6:.$N$38];2;0)" office:value-type="float" office:value="0.01" calcext:value-type="float">
            <text:p>0,01</text:p>
          </table:table-cell>
          <table:table-cell table:formula="of:=VLOOKUP([.E22];[.$M$6:.$N$38];2;0)" office:value-type="float" office:value="0.02" calcext:value-type="float">
            <text:p>0,02</text:p>
          </table:table-cell>
          <table:table-cell table:formula="of:=PRODUCT([.G22:.J22])" office:value-type="float" office:value="0.00000012" calcext:value-type="float">
            <text:p>0,00000012</text:p>
          </table:table-cell>
          <table:table-cell/>
          <table:table-cell office:value-type="string" calcext:value-type="string">
            <text:p>Р</text:p>
          </table:table-cell>
          <table:table-cell office:value-type="float" office:value="0.048" calcext:value-type="float">
            <text:p>0,04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HAR(MOD(CODE([.B$3])-CODE(&quot;А&quot;)+[.$A23];32)+CODE(&quot;А&quot;))" office:value-type="string" office:string-value="Й" calcext:value-type="string">
            <text:p>Й</text:p>
          </table:table-cell>
          <table:table-cell table:formula="of:=CHAR(MOD(CODE([.C$3])-CODE(&quot;А&quot;)+[.$A23];32)+CODE(&quot;А&quot;))" office:value-type="string" office:string-value="Ж" calcext:value-type="string">
            <text:p>Ж</text:p>
          </table:table-cell>
          <table:table-cell table:formula="of:=CHAR(MOD(CODE([.D$3])-CODE(&quot;А&quot;)+[.$A23];32)+CODE(&quot;А&quot;))" office:value-type="string" office:string-value="А" calcext:value-type="string">
            <text:p>А</text:p>
          </table:table-cell>
          <table:table-cell table:formula="of:=CHAR(MOD(CODE([.E$3])-CODE(&quot;А&quot;)+[.$A23];32)+CODE(&quot;А&quot;))" office:value-type="string" office:string-value="И" calcext:value-type="string">
            <text:p>И</text:p>
          </table:table-cell>
          <table:table-cell/>
          <table:table-cell table:formula="of:=VLOOKUP([.B23];[.$M$6:.$N$38];2;0)" office:value-type="float" office:value="0.02" calcext:value-type="float">
            <text:p>0,02</text:p>
          </table:table-cell>
          <table:table-cell table:formula="of:=VLOOKUP([.C23];[.$M$6:.$N$38];2;0)" office:value-type="float" office:value="0.01" calcext:value-type="float">
            <text:p>0,01</text:p>
          </table:table-cell>
          <table:table-cell table:formula="of:=VLOOKUP([.D23];[.$M$6:.$N$38];2;0)" office:value-type="float" office:value="0.08" calcext:value-type="float">
            <text:p>0,08</text:p>
          </table:table-cell>
          <table:table-cell table:formula="of:=VLOOKUP([.E23];[.$M$6:.$N$38];2;0)" office:value-type="float" office:value="0.07" calcext:value-type="float">
            <text:p>0,07</text:p>
          </table:table-cell>
          <table:table-cell table:formula="of:=PRODUCT([.G23:.J23])" office:value-type="float" office:value="0.00000112" calcext:value-type="float">
            <text:p>0,00000112</text:p>
          </table:table-cell>
          <table:table-cell/>
          <table:table-cell office:value-type="string" calcext:value-type="string">
            <text:p>С</text:p>
          </table:table-cell>
          <table:table-cell office:value-type="float" office:value="0.054" calcext:value-type="float">
            <text:p>0,05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HAR(MOD(CODE([.B$3])-CODE(&quot;А&quot;)+[.$A24];32)+CODE(&quot;А&quot;))" office:value-type="string" office:string-value="И" calcext:value-type="string">
            <text:p>И</text:p>
          </table:table-cell>
          <table:table-cell table:formula="of:=CHAR(MOD(CODE([.C$3])-CODE(&quot;А&quot;)+[.$A24];32)+CODE(&quot;А&quot;))" office:value-type="string" office:string-value="Е" calcext:value-type="string">
            <text:p>Е</text:p>
          </table:table-cell>
          <table:table-cell table:formula="of:=CHAR(MOD(CODE([.D$3])-CODE(&quot;А&quot;)+[.$A24];32)+CODE(&quot;А&quot;))" office:value-type="string" office:string-value="Я" calcext:value-type="string">
            <text:p>Я</text:p>
          </table:table-cell>
          <table:table-cell table:formula="of:=CHAR(MOD(CODE([.E$3])-CODE(&quot;А&quot;)+[.$A24];32)+CODE(&quot;А&quot;))" office:value-type="string" office:string-value="З" calcext:value-type="string">
            <text:p>З</text:p>
          </table:table-cell>
          <table:table-cell/>
          <table:table-cell table:formula="of:=VLOOKUP([.B24];[.$M$6:.$N$38];2;0)" office:value-type="float" office:value="0.07" calcext:value-type="float">
            <text:p>0,07</text:p>
          </table:table-cell>
          <table:table-cell table:formula="of:=VLOOKUP([.C24];[.$M$6:.$N$38];2;0)" office:value-type="float" office:value="0.07" calcext:value-type="float">
            <text:p>0,07</text:p>
          </table:table-cell>
          <table:table-cell table:formula="of:=VLOOKUP([.D24];[.$M$6:.$N$38];2;0)" office:value-type="float" office:value="0.019" calcext:value-type="float">
            <text:p>0,019</text:p>
          </table:table-cell>
          <table:table-cell table:formula="of:=VLOOKUP([.E24];[.$M$6:.$N$38];2;0)" office:value-type="float" office:value="0.02" calcext:value-type="float">
            <text:p>0,02</text:p>
          </table:table-cell>
          <table:table-cell table:formula="of:=PRODUCT([.G24:.J24])" office:value-type="float" office:value="0.000001862" calcext:value-type="float">
            <text:p>0,000001862</text:p>
          </table:table-cell>
          <table:table-cell/>
          <table:table-cell office:value-type="string" calcext:value-type="string">
            <text:p>Т</text:p>
          </table:table-cell>
          <table:table-cell office:value-type="float" office:value="0.056" calcext:value-type="float">
            <text:p>0,0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HAR(MOD(CODE([.B$3])-CODE(&quot;А&quot;)+[.$A25];32)+CODE(&quot;А&quot;))" office:value-type="string" office:string-value="З" calcext:value-type="string">
            <text:p>З</text:p>
          </table:table-cell>
          <table:table-cell table:formula="of:=CHAR(MOD(CODE([.C$3])-CODE(&quot;А&quot;)+[.$A25];32)+CODE(&quot;А&quot;))" office:value-type="string" office:string-value="Д" calcext:value-type="string">
            <text:p>Д</text:p>
          </table:table-cell>
          <table:table-cell table:formula="of:=CHAR(MOD(CODE([.D$3])-CODE(&quot;А&quot;)+[.$A25];32)+CODE(&quot;А&quot;))" office:value-type="string" office:string-value="Ю" calcext:value-type="string">
            <text:p>Ю</text:p>
          </table:table-cell>
          <table:table-cell table:formula="of:=CHAR(MOD(CODE([.E$3])-CODE(&quot;А&quot;)+[.$A25];32)+CODE(&quot;А&quot;))" office:value-type="string" office:string-value="Ж" calcext:value-type="string">
            <text:p>Ж</text:p>
          </table:table-cell>
          <table:table-cell/>
          <table:table-cell table:formula="of:=VLOOKUP([.B25];[.$M$6:.$N$38];2;0)" office:value-type="float" office:value="0.02" calcext:value-type="float">
            <text:p>0,02</text:p>
          </table:table-cell>
          <table:table-cell table:formula="of:=VLOOKUP([.C25];[.$M$6:.$N$38];2;0)" office:value-type="float" office:value="0.03" calcext:value-type="float">
            <text:p>0,03</text:p>
          </table:table-cell>
          <table:table-cell table:formula="of:=VLOOKUP([.D25];[.$M$6:.$N$38];2;0)" office:value-type="float" office:value="0.007" calcext:value-type="float">
            <text:p>0,007</text:p>
          </table:table-cell>
          <table:table-cell table:formula="of:=VLOOKUP([.E25];[.$M$6:.$N$38];2;0)" office:value-type="float" office:value="0.01" calcext:value-type="float">
            <text:p>0,01</text:p>
          </table:table-cell>
          <table:table-cell table:formula="of:=PRODUCT([.G25:.J25])" office:value-type="float" office:value="0.000000042" calcext:value-type="float">
            <text:p>0,000000042</text:p>
          </table:table-cell>
          <table:table-cell/>
          <table:table-cell office:value-type="string" calcext:value-type="string">
            <text:p>У</text:p>
          </table:table-cell>
          <table:table-cell office:value-type="float" office:value="0.024" calcext:value-type="float">
            <text:p>0,0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HAR(MOD(CODE([.B$3])-CODE(&quot;А&quot;)+[.$A26];32)+CODE(&quot;А&quot;))" office:value-type="string" office:string-value="Ж" calcext:value-type="string">
            <text:p>Ж</text:p>
          </table:table-cell>
          <table:table-cell table:formula="of:=CHAR(MOD(CODE([.C$3])-CODE(&quot;А&quot;)+[.$A26];32)+CODE(&quot;А&quot;))" office:value-type="string" office:string-value="Г" calcext:value-type="string">
            <text:p>Г</text:p>
          </table:table-cell>
          <table:table-cell table:formula="of:=CHAR(MOD(CODE([.D$3])-CODE(&quot;А&quot;)+[.$A26];32)+CODE(&quot;А&quot;))" office:value-type="string" office:string-value="Э" calcext:value-type="string">
            <text:p>Э</text:p>
          </table:table-cell>
          <table:table-cell table:formula="of:=CHAR(MOD(CODE([.E$3])-CODE(&quot;А&quot;)+[.$A26];32)+CODE(&quot;А&quot;))" office:value-type="string" office:string-value="Е" calcext:value-type="string">
            <text:p>Е</text:p>
          </table:table-cell>
          <table:table-cell/>
          <table:table-cell table:formula="of:=VLOOKUP([.B26];[.$M$6:.$N$38];2;0)" office:value-type="float" office:value="0.01" calcext:value-type="float">
            <text:p>0,01</text:p>
          </table:table-cell>
          <table:table-cell table:formula="of:=VLOOKUP([.C26];[.$M$6:.$N$38];2;0)" office:value-type="float" office:value="0.01" calcext:value-type="float">
            <text:p>0,01</text:p>
          </table:table-cell>
          <table:table-cell table:formula="of:=VLOOKUP([.D26];[.$M$6:.$N$38];2;0)" office:value-type="float" office:value="0.002" calcext:value-type="float">
            <text:p>0,002</text:p>
          </table:table-cell>
          <table:table-cell table:formula="of:=VLOOKUP([.E26];[.$M$6:.$N$38];2;0)" office:value-type="float" office:value="0.07" calcext:value-type="float">
            <text:p>0,07</text:p>
          </table:table-cell>
          <table:table-cell table:formula="of:=PRODUCT([.G26:.J26])" office:value-type="float" office:value="0.000000014" calcext:value-type="float">
            <text:p>0,000000014</text:p>
          </table:table-cell>
          <table:table-cell/>
          <table:table-cell office:value-type="string" calcext:value-type="string">
            <text:p>Ф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HAR(MOD(CODE([.B$3])-CODE(&quot;А&quot;)+[.$A27];32)+CODE(&quot;А&quot;))" office:value-type="string" office:string-value="Е" calcext:value-type="string">
            <text:p>Е</text:p>
          </table:table-cell>
          <table:table-cell table:formula="of:=CHAR(MOD(CODE([.C$3])-CODE(&quot;А&quot;)+[.$A27];32)+CODE(&quot;А&quot;))" office:value-type="string" office:string-value="В" calcext:value-type="string">
            <text:p>В</text:p>
          </table:table-cell>
          <table:table-cell table:formula="of:=CHAR(MOD(CODE([.D$3])-CODE(&quot;А&quot;)+[.$A27];32)+CODE(&quot;А&quot;))" office:value-type="string" office:string-value="Ь" calcext:value-type="string">
            <text:p>Ь</text:p>
          </table:table-cell>
          <table:table-cell table:formula="of:=CHAR(MOD(CODE([.E$3])-CODE(&quot;А&quot;)+[.$A27];32)+CODE(&quot;А&quot;))" office:value-type="string" office:string-value="Д" calcext:value-type="string">
            <text:p>Д</text:p>
          </table:table-cell>
          <table:table-cell/>
          <table:table-cell table:formula="of:=VLOOKUP([.B27];[.$M$6:.$N$38];2;0)" office:value-type="float" office:value="0.07" calcext:value-type="float">
            <text:p>0,07</text:p>
          </table:table-cell>
          <table:table-cell table:formula="of:=VLOOKUP([.C27];[.$M$6:.$N$38];2;0)" office:value-type="float" office:value="0.04" calcext:value-type="float">
            <text:p>0,04</text:p>
          </table:table-cell>
          <table:table-cell table:formula="of:=VLOOKUP([.D27];[.$M$6:.$N$38];2;0)" office:value-type="float" office:value="0.013" calcext:value-type="float">
            <text:p>0,013</text:p>
          </table:table-cell>
          <table:table-cell table:formula="of:=VLOOKUP([.E27];[.$M$6:.$N$38];2;0)" office:value-type="float" office:value="0.03" calcext:value-type="float">
            <text:p>0,03</text:p>
          </table:table-cell>
          <table:table-cell table:formula="of:=PRODUCT([.G27:.J27])" office:value-type="float" office:value="0.000001092" calcext:value-type="float">
            <text:p>0,000001092</text:p>
          </table:table-cell>
          <table:table-cell/>
          <table:table-cell office:value-type="string" calcext:value-type="string">
            <text:p>Х</text:p>
          </table:table-cell>
          <table:table-cell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HAR(MOD(CODE([.B$3])-CODE(&quot;А&quot;)+[.$A28];32)+CODE(&quot;А&quot;))" office:value-type="string" office:string-value="Д" calcext:value-type="string">
            <text:p>Д</text:p>
          </table:table-cell>
          <table:table-cell table:formula="of:=CHAR(MOD(CODE([.C$3])-CODE(&quot;А&quot;)+[.$A28];32)+CODE(&quot;А&quot;))" office:value-type="string" office:string-value="Б" calcext:value-type="string">
            <text:p>Б</text:p>
          </table:table-cell>
          <table:table-cell table:formula="of:=CHAR(MOD(CODE([.D$3])-CODE(&quot;А&quot;)+[.$A28];32)+CODE(&quot;А&quot;))" office:value-type="string" office:string-value="Ы" calcext:value-type="string">
            <text:p>Ы</text:p>
          </table:table-cell>
          <table:table-cell table:formula="of:=CHAR(MOD(CODE([.E$3])-CODE(&quot;А&quot;)+[.$A28];32)+CODE(&quot;А&quot;))" office:value-type="string" office:string-value="Г" calcext:value-type="string">
            <text:p>Г</text:p>
          </table:table-cell>
          <table:table-cell/>
          <table:table-cell table:formula="of:=VLOOKUP([.B28];[.$M$6:.$N$38];2;0)" office:value-type="float" office:value="0.03" calcext:value-type="float">
            <text:p>0,03</text:p>
          </table:table-cell>
          <table:table-cell table:formula="of:=VLOOKUP([.C28];[.$M$6:.$N$38];2;0)" office:value-type="float" office:value="0.01" calcext:value-type="float">
            <text:p>0,01</text:p>
          </table:table-cell>
          <table:table-cell table:formula="of:=VLOOKUP([.D28];[.$M$6:.$N$38];2;0)" office:value-type="float" office:value="0.02" calcext:value-type="float">
            <text:p>0,02</text:p>
          </table:table-cell>
          <table:table-cell table:formula="of:=VLOOKUP([.E28];[.$M$6:.$N$38];2;0)" office:value-type="float" office:value="0.01" calcext:value-type="float">
            <text:p>0,01</text:p>
          </table:table-cell>
          <table:table-cell table:formula="of:=PRODUCT([.G28:.J28])" office:value-type="float" office:value="0.00000006" calcext:value-type="float">
            <text:p>0,00000006</text:p>
          </table:table-cell>
          <table:table-cell/>
          <table:table-cell office:value-type="string" calcext:value-type="string">
            <text:p>Ц</text:p>
          </table:table-cell>
          <table:table-cell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HAR(MOD(CODE([.B$3])-CODE(&quot;А&quot;)+[.$A29];32)+CODE(&quot;А&quot;))" office:value-type="string" office:string-value="Г" calcext:value-type="string">
            <text:p>Г</text:p>
          </table:table-cell>
          <table:table-cell table:formula="of:=CHAR(MOD(CODE([.C$3])-CODE(&quot;А&quot;)+[.$A29];32)+CODE(&quot;А&quot;))" office:value-type="string" office:string-value="А" calcext:value-type="string">
            <text:p>А</text:p>
          </table:table-cell>
          <table:table-cell table:formula="of:=CHAR(MOD(CODE([.D$3])-CODE(&quot;А&quot;)+[.$A29];32)+CODE(&quot;А&quot;))" office:value-type="string" office:string-value="Ъ" calcext:value-type="string">
            <text:p>Ъ</text:p>
          </table:table-cell>
          <table:table-cell table:formula="of:=CHAR(MOD(CODE([.E$3])-CODE(&quot;А&quot;)+[.$A29];32)+CODE(&quot;А&quot;))" office:value-type="string" office:string-value="В" calcext:value-type="string">
            <text:p>В</text:p>
          </table:table-cell>
          <table:table-cell/>
          <table:table-cell table:formula="of:=VLOOKUP([.B29];[.$M$6:.$N$38];2;0)" office:value-type="float" office:value="0.01" calcext:value-type="float">
            <text:p>0,01</text:p>
          </table:table-cell>
          <table:table-cell table:formula="of:=VLOOKUP([.C29];[.$M$6:.$N$38];2;0)" office:value-type="float" office:value="0.08" calcext:value-type="float">
            <text:p>0,08</text:p>
          </table:table-cell>
          <table:table-cell table:formula="of:=VLOOKUP([.D29];[.$M$6:.$N$38];2;0)" office:value-type="float" office:value="0.0002" calcext:value-type="float">
            <text:p>0,0002</text:p>
          </table:table-cell>
          <table:table-cell table:formula="of:=VLOOKUP([.E29];[.$M$6:.$N$38];2;0)" office:value-type="float" office:value="0.04" calcext:value-type="float">
            <text:p>0,04</text:p>
          </table:table-cell>
          <table:table-cell table:formula="of:=PRODUCT([.G29:.J29])" office:value-type="float" office:value="0.0000000064" calcext:value-type="float">
            <text:p>0,0000000064</text:p>
          </table:table-cell>
          <table:table-cell/>
          <table:table-cell office:value-type="string" calcext:value-type="string">
            <text:p>Ч</text:p>
          </table:table-cell>
          <table:table-cell office:value-type="float" office:value="0.011" calcext:value-type="float">
            <text:p>0,0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HAR(MOD(CODE([.B$3])-CODE(&quot;А&quot;)+[.$A30];32)+CODE(&quot;А&quot;))" office:value-type="string" office:string-value="В" calcext:value-type="string">
            <text:p>В</text:p>
          </table:table-cell>
          <table:table-cell table:formula="of:=CHAR(MOD(CODE([.C$3])-CODE(&quot;А&quot;)+[.$A30];32)+CODE(&quot;А&quot;))" office:value-type="string" office:string-value="Я" calcext:value-type="string">
            <text:p>Я</text:p>
          </table:table-cell>
          <table:table-cell table:formula="of:=CHAR(MOD(CODE([.D$3])-CODE(&quot;А&quot;)+[.$A30];32)+CODE(&quot;А&quot;))" office:value-type="string" office:string-value="Щ" calcext:value-type="string">
            <text:p>Щ</text:p>
          </table:table-cell>
          <table:table-cell table:formula="of:=CHAR(MOD(CODE([.E$3])-CODE(&quot;А&quot;)+[.$A30];32)+CODE(&quot;А&quot;))" office:value-type="string" office:string-value="Б" calcext:value-type="string">
            <text:p>Б</text:p>
          </table:table-cell>
          <table:table-cell/>
          <table:table-cell table:formula="of:=VLOOKUP([.B30];[.$M$6:.$N$38];2;0)" office:value-type="float" office:value="0.04" calcext:value-type="float">
            <text:p>0,04</text:p>
          </table:table-cell>
          <table:table-cell table:formula="of:=VLOOKUP([.C30];[.$M$6:.$N$38];2;0)" office:value-type="float" office:value="0.019" calcext:value-type="float">
            <text:p>0,019</text:p>
          </table:table-cell>
          <table:table-cell table:formula="of:=VLOOKUP([.D30];[.$M$6:.$N$38];2;0)" office:value-type="float" office:value="0.006" calcext:value-type="float">
            <text:p>0,006</text:p>
          </table:table-cell>
          <table:table-cell table:formula="of:=VLOOKUP([.E30];[.$M$6:.$N$38];2;0)" office:value-type="float" office:value="0.01" calcext:value-type="float">
            <text:p>0,01</text:p>
          </table:table-cell>
          <table:table-cell table:formula="of:=PRODUCT([.G30:.J30])" office:value-type="float" office:value="0.0000000456" calcext:value-type="float">
            <text:p>0,0000000456</text:p>
          </table:table-cell>
          <table:table-cell/>
          <table:table-cell office:value-type="string" calcext:value-type="string">
            <text:p>Ш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HAR(MOD(CODE([.B$3])-CODE(&quot;А&quot;)+[.$A31];32)+CODE(&quot;А&quot;))" office:value-type="string" office:string-value="Б" calcext:value-type="string">
            <text:p>Б</text:p>
          </table:table-cell>
          <table:table-cell table:formula="of:=CHAR(MOD(CODE([.C$3])-CODE(&quot;А&quot;)+[.$A31];32)+CODE(&quot;А&quot;))" office:value-type="string" office:string-value="Ю" calcext:value-type="string">
            <text:p>Ю</text:p>
          </table:table-cell>
          <table:table-cell table:formula="of:=CHAR(MOD(CODE([.D$3])-CODE(&quot;А&quot;)+[.$A31];32)+CODE(&quot;А&quot;))" office:value-type="string" office:string-value="Ш" calcext:value-type="string">
            <text:p>Ш</text:p>
          </table:table-cell>
          <table:table-cell table:formula="of:=CHAR(MOD(CODE([.E$3])-CODE(&quot;А&quot;)+[.$A31];32)+CODE(&quot;А&quot;))" office:value-type="string" office:string-value="А" calcext:value-type="string">
            <text:p>А</text:p>
          </table:table-cell>
          <table:table-cell/>
          <table:table-cell table:formula="of:=VLOOKUP([.B31];[.$M$6:.$N$38];2;0)" office:value-type="float" office:value="0.01" calcext:value-type="float">
            <text:p>0,01</text:p>
          </table:table-cell>
          <table:table-cell table:formula="of:=VLOOKUP([.C31];[.$M$6:.$N$38];2;0)" office:value-type="float" office:value="0.007" calcext:value-type="float">
            <text:p>0,007</text:p>
          </table:table-cell>
          <table:table-cell table:formula="of:=VLOOKUP([.D31];[.$M$6:.$N$38];2;0)" office:value-type="float" office:value="0.005" calcext:value-type="float">
            <text:p>0,005</text:p>
          </table:table-cell>
          <table:table-cell table:formula="of:=VLOOKUP([.E31];[.$M$6:.$N$38];2;0)" office:value-type="float" office:value="0.08" calcext:value-type="float">
            <text:p>0,08</text:p>
          </table:table-cell>
          <table:table-cell table:formula="of:=PRODUCT([.G31:.J31])" office:value-type="float" office:value="0.000000028" calcext:value-type="float">
            <text:p>0,000000028</text:p>
          </table:table-cell>
          <table:table-cell/>
          <table:table-cell office:value-type="string" calcext:value-type="string">
            <text:p>Щ</text:p>
          </table:table-cell>
          <table:table-cell office:value-type="float" office:value="0.006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HAR(MOD(CODE([.B$3])-CODE(&quot;А&quot;)+[.$A32];32)+CODE(&quot;А&quot;))" office:value-type="string" office:string-value="А" calcext:value-type="string">
            <text:p>А</text:p>
          </table:table-cell>
          <table:table-cell table:formula="of:=CHAR(MOD(CODE([.C$3])-CODE(&quot;А&quot;)+[.$A32];32)+CODE(&quot;А&quot;))" office:value-type="string" office:string-value="Э" calcext:value-type="string">
            <text:p>Э</text:p>
          </table:table-cell>
          <table:table-cell table:formula="of:=CHAR(MOD(CODE([.D$3])-CODE(&quot;А&quot;)+[.$A32];32)+CODE(&quot;А&quot;))" office:value-type="string" office:string-value="Ч" calcext:value-type="string">
            <text:p>Ч</text:p>
          </table:table-cell>
          <table:table-cell table:formula="of:=CHAR(MOD(CODE([.E$3])-CODE(&quot;А&quot;)+[.$A32];32)+CODE(&quot;А&quot;))" office:value-type="string" office:string-value="Я" calcext:value-type="string">
            <text:p>Я</text:p>
          </table:table-cell>
          <table:table-cell/>
          <table:table-cell table:formula="of:=VLOOKUP([.B32];[.$M$6:.$N$38];2;0)" office:value-type="float" office:value="0.08" calcext:value-type="float">
            <text:p>0,08</text:p>
          </table:table-cell>
          <table:table-cell table:formula="of:=VLOOKUP([.C32];[.$M$6:.$N$38];2;0)" office:value-type="float" office:value="0.002" calcext:value-type="float">
            <text:p>0,002</text:p>
          </table:table-cell>
          <table:table-cell table:formula="of:=VLOOKUP([.D32];[.$M$6:.$N$38];2;0)" office:value-type="float" office:value="0.011" calcext:value-type="float">
            <text:p>0,011</text:p>
          </table:table-cell>
          <table:table-cell table:formula="of:=VLOOKUP([.E32];[.$M$6:.$N$38];2;0)" office:value-type="float" office:value="0.019" calcext:value-type="float">
            <text:p>0,019</text:p>
          </table:table-cell>
          <table:table-cell table:formula="of:=PRODUCT([.G32:.J32])" office:value-type="float" office:value="0.00000003344" calcext:value-type="float">
            <text:p>0,00000003344</text:p>
          </table:table-cell>
          <table:table-cell/>
          <table:table-cell office:value-type="string" calcext:value-type="string">
            <text:p>Ъ</text:p>
          </table:table-cell>
          <table:table-cell office:value-type="float" office:value="0.0002" calcext:value-type="float">
            <text:p>0,00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HAR(MOD(CODE([.B$3])-CODE(&quot;А&quot;)+[.$A33];32)+CODE(&quot;А&quot;))" office:value-type="string" office:string-value="Я" calcext:value-type="string">
            <text:p>Я</text:p>
          </table:table-cell>
          <table:table-cell table:formula="of:=CHAR(MOD(CODE([.C$3])-CODE(&quot;А&quot;)+[.$A33];32)+CODE(&quot;А&quot;))" office:value-type="string" office:string-value="Ь" calcext:value-type="string">
            <text:p>Ь</text:p>
          </table:table-cell>
          <table:table-cell table:formula="of:=CHAR(MOD(CODE([.D$3])-CODE(&quot;А&quot;)+[.$A33];32)+CODE(&quot;А&quot;))" office:value-type="string" office:string-value="Ц" calcext:value-type="string">
            <text:p>Ц</text:p>
          </table:table-cell>
          <table:table-cell table:formula="of:=CHAR(MOD(CODE([.E$3])-CODE(&quot;А&quot;)+[.$A33];32)+CODE(&quot;А&quot;))" office:value-type="string" office:string-value="Ю" calcext:value-type="string">
            <text:p>Ю</text:p>
          </table:table-cell>
          <table:table-cell/>
          <table:table-cell table:formula="of:=VLOOKUP([.B33];[.$M$6:.$N$38];2;0)" office:value-type="float" office:value="0.019" calcext:value-type="float">
            <text:p>0,019</text:p>
          </table:table-cell>
          <table:table-cell table:formula="of:=VLOOKUP([.C33];[.$M$6:.$N$38];2;0)" office:value-type="float" office:value="0.013" calcext:value-type="float">
            <text:p>0,013</text:p>
          </table:table-cell>
          <table:table-cell table:formula="of:=VLOOKUP([.D33];[.$M$6:.$N$38];2;0)" office:value-type="float" office:value="0.006" calcext:value-type="float">
            <text:p>0,006</text:p>
          </table:table-cell>
          <table:table-cell table:formula="of:=VLOOKUP([.E33];[.$M$6:.$N$38];2;0)" office:value-type="float" office:value="0.007" calcext:value-type="float">
            <text:p>0,007</text:p>
          </table:table-cell>
          <table:table-cell table:formula="of:=PRODUCT([.G33:.J33])" office:value-type="float" office:value="0.000000010374" calcext:value-type="float">
            <text:p>0,000000010374</text:p>
          </table:table-cell>
          <table:table-cell/>
          <table:table-cell office:value-type="string" calcext:value-type="string">
            <text:p>Ы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HAR(MOD(CODE([.B$3])-CODE(&quot;А&quot;)+[.$A34];32)+CODE(&quot;А&quot;))" office:value-type="string" office:string-value="Ю" calcext:value-type="string">
            <text:p>Ю</text:p>
          </table:table-cell>
          <table:table-cell table:formula="of:=CHAR(MOD(CODE([.C$3])-CODE(&quot;А&quot;)+[.$A34];32)+CODE(&quot;А&quot;))" office:value-type="string" office:string-value="Ы" calcext:value-type="string">
            <text:p>Ы</text:p>
          </table:table-cell>
          <table:table-cell table:formula="of:=CHAR(MOD(CODE([.D$3])-CODE(&quot;А&quot;)+[.$A34];32)+CODE(&quot;А&quot;))" office:value-type="string" office:string-value="Х" calcext:value-type="string">
            <text:p>Х</text:p>
          </table:table-cell>
          <table:table-cell table:formula="of:=CHAR(MOD(CODE([.E$3])-CODE(&quot;А&quot;)+[.$A34];32)+CODE(&quot;А&quot;))" office:value-type="string" office:string-value="Э" calcext:value-type="string">
            <text:p>Э</text:p>
          </table:table-cell>
          <table:table-cell/>
          <table:table-cell table:formula="of:=VLOOKUP([.B34];[.$M$6:.$N$38];2;0)" office:value-type="float" office:value="0.007" calcext:value-type="float">
            <text:p>0,007</text:p>
          </table:table-cell>
          <table:table-cell table:formula="of:=VLOOKUP([.C34];[.$M$6:.$N$38];2;0)" office:value-type="float" office:value="0.02" calcext:value-type="float">
            <text:p>0,02</text:p>
          </table:table-cell>
          <table:table-cell table:formula="of:=VLOOKUP([.D34];[.$M$6:.$N$38];2;0)" office:value-type="float" office:value="0.006" calcext:value-type="float">
            <text:p>0,006</text:p>
          </table:table-cell>
          <table:table-cell table:formula="of:=VLOOKUP([.E34];[.$M$6:.$N$38];2;0)" office:value-type="float" office:value="0.002" calcext:value-type="float">
            <text:p>0,002</text:p>
          </table:table-cell>
          <table:table-cell table:formula="of:=PRODUCT([.G34:.J34])" office:value-type="float" office:value="0.00000000168" calcext:value-type="float">
            <text:p>0,00000000168</text:p>
          </table:table-cell>
          <table:table-cell/>
          <table:table-cell office:value-type="string" calcext:value-type="string">
            <text:p>Ь</text:p>
          </table:table-cell>
          <table:table-cell office:value-type="float" office:value="0.013" calcext:value-type="float">
            <text:p>0,0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HAR(MOD(CODE([.B$3])-CODE(&quot;А&quot;)+[.$A35];32)+CODE(&quot;А&quot;))" office:value-type="string" office:string-value="Э" calcext:value-type="string">
            <text:p>Э</text:p>
          </table:table-cell>
          <table:table-cell table:formula="of:=CHAR(MOD(CODE([.C$3])-CODE(&quot;А&quot;)+[.$A35];32)+CODE(&quot;А&quot;))" office:value-type="string" office:string-value="Ъ" calcext:value-type="string">
            <text:p>Ъ</text:p>
          </table:table-cell>
          <table:table-cell table:formula="of:=CHAR(MOD(CODE([.D$3])-CODE(&quot;А&quot;)+[.$A35];32)+CODE(&quot;А&quot;))" office:value-type="string" office:string-value="Ф" calcext:value-type="string">
            <text:p>Ф</text:p>
          </table:table-cell>
          <table:table-cell table:formula="of:=CHAR(MOD(CODE([.E$3])-CODE(&quot;А&quot;)+[.$A35];32)+CODE(&quot;А&quot;))" office:value-type="string" office:string-value="Ь" calcext:value-type="string">
            <text:p>Ь</text:p>
          </table:table-cell>
          <table:table-cell/>
          <table:table-cell table:formula="of:=VLOOKUP([.B35];[.$M$6:.$N$38];2;0)" office:value-type="float" office:value="0.002" calcext:value-type="float">
            <text:p>0,002</text:p>
          </table:table-cell>
          <table:table-cell table:formula="of:=VLOOKUP([.C35];[.$M$6:.$N$38];2;0)" office:value-type="float" office:value="0.0002" calcext:value-type="float">
            <text:p>0,0002</text:p>
          </table:table-cell>
          <table:table-cell table:formula="of:=VLOOKUP([.D35];[.$M$6:.$N$38];2;0)" office:value-type="float" office:value="0.01" calcext:value-type="float">
            <text:p>0,01</text:p>
          </table:table-cell>
          <table:table-cell table:formula="of:=VLOOKUP([.E35];[.$M$6:.$N$38];2;0)" office:value-type="float" office:value="0.013" calcext:value-type="float">
            <text:p>0,013</text:p>
          </table:table-cell>
          <table:table-cell table:formula="of:=PRODUCT([.G35:.J35])" office:value-type="float" office:value="0.000000000052" calcext:value-type="float">
            <text:p>5,2E-11</text:p>
          </table:table-cell>
          <table:table-cell/>
          <table:table-cell office:value-type="string" calcext:value-type="string">
            <text:p>Э</text:p>
          </table:table-cell>
          <table:table-cell office:value-type="float" office:value="0.002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HAR(MOD(CODE([.B$3])-CODE(&quot;А&quot;)+[.$A36];32)+CODE(&quot;А&quot;))" office:value-type="string" office:string-value="Ь" calcext:value-type="string">
            <text:p>Ь</text:p>
          </table:table-cell>
          <table:table-cell table:formula="of:=CHAR(MOD(CODE([.C$3])-CODE(&quot;А&quot;)+[.$A36];32)+CODE(&quot;А&quot;))" office:value-type="string" office:string-value="Щ" calcext:value-type="string">
            <text:p>Щ</text:p>
          </table:table-cell>
          <table:table-cell table:formula="of:=CHAR(MOD(CODE([.D$3])-CODE(&quot;А&quot;)+[.$A36];32)+CODE(&quot;А&quot;))" office:value-type="string" office:string-value="У" calcext:value-type="string">
            <text:p>У</text:p>
          </table:table-cell>
          <table:table-cell table:formula="of:=CHAR(MOD(CODE([.E$3])-CODE(&quot;А&quot;)+[.$A36];32)+CODE(&quot;А&quot;))" office:value-type="string" office:string-value="Ы" calcext:value-type="string">
            <text:p>Ы</text:p>
          </table:table-cell>
          <table:table-cell/>
          <table:table-cell table:formula="of:=VLOOKUP([.B36];[.$M$6:.$N$38];2;0)" office:value-type="float" office:value="0.013" calcext:value-type="float">
            <text:p>0,013</text:p>
          </table:table-cell>
          <table:table-cell table:formula="of:=VLOOKUP([.C36];[.$M$6:.$N$38];2;0)" office:value-type="float" office:value="0.006" calcext:value-type="float">
            <text:p>0,006</text:p>
          </table:table-cell>
          <table:table-cell table:formula="of:=VLOOKUP([.D36];[.$M$6:.$N$38];2;0)" office:value-type="float" office:value="0.024" calcext:value-type="float">
            <text:p>0,024</text:p>
          </table:table-cell>
          <table:table-cell table:formula="of:=VLOOKUP([.E36];[.$M$6:.$N$38];2;0)" office:value-type="float" office:value="0.02" calcext:value-type="float">
            <text:p>0,02</text:p>
          </table:table-cell>
          <table:table-cell table:formula="of:=PRODUCT([.G36:.J36])" office:value-type="float" office:value="0.00000003744" calcext:value-type="float">
            <text:p>0,00000003744</text:p>
          </table:table-cell>
          <table:table-cell/>
          <table:table-cell office:value-type="string" calcext:value-type="string">
            <text:p>Ю</text:p>
          </table:table-cell>
          <table:table-cell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HAR(MOD(CODE([.B$3])-CODE(&quot;А&quot;)+[.$A37];32)+CODE(&quot;А&quot;))" office:value-type="string" office:string-value="Ы" calcext:value-type="string">
            <text:p>Ы</text:p>
          </table:table-cell>
          <table:table-cell table:formula="of:=CHAR(MOD(CODE([.C$3])-CODE(&quot;А&quot;)+[.$A37];32)+CODE(&quot;А&quot;))" office:value-type="string" office:string-value="Ш" calcext:value-type="string">
            <text:p>Ш</text:p>
          </table:table-cell>
          <table:table-cell table:formula="of:=CHAR(MOD(CODE([.D$3])-CODE(&quot;А&quot;)+[.$A37];32)+CODE(&quot;А&quot;))" office:value-type="string" office:string-value="Т" calcext:value-type="string">
            <text:p>Т</text:p>
          </table:table-cell>
          <table:table-cell table:formula="of:=CHAR(MOD(CODE([.E$3])-CODE(&quot;А&quot;)+[.$A37];32)+CODE(&quot;А&quot;))" office:value-type="string" office:string-value="Ъ" calcext:value-type="string">
            <text:p>Ъ</text:p>
          </table:table-cell>
          <table:table-cell/>
          <table:table-cell table:formula="of:=VLOOKUP([.B37];[.$M$6:.$N$38];2;0)" office:value-type="float" office:value="0.02" calcext:value-type="float">
            <text:p>0,02</text:p>
          </table:table-cell>
          <table:table-cell table:formula="of:=VLOOKUP([.C37];[.$M$6:.$N$38];2;0)" office:value-type="float" office:value="0.005" calcext:value-type="float">
            <text:p>0,005</text:p>
          </table:table-cell>
          <table:table-cell table:formula="of:=VLOOKUP([.D37];[.$M$6:.$N$38];2;0)" office:value-type="float" office:value="0.056" calcext:value-type="float">
            <text:p>0,056</text:p>
          </table:table-cell>
          <table:table-cell table:formula="of:=VLOOKUP([.E37];[.$M$6:.$N$38];2;0)" office:value-type="float" office:value="0.0002" calcext:value-type="float">
            <text:p>0,0002</text:p>
          </table:table-cell>
          <table:table-cell table:formula="of:=PRODUCT([.G37:.J37])" office:value-type="float" office:value="0.00000000112" calcext:value-type="float">
            <text:p>0,00000000112</text:p>
          </table:table-cell>
          <table:table-cell/>
          <table:table-cell office:value-type="string" calcext:value-type="string">
            <text:p>Я</text:p>
          </table:table-cell>
          <table:table-cell office:value-type="float" office:value="0.019" calcext:value-type="float">
            <text:p>0,0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HAR(MOD(CODE([.B$3])-CODE(&quot;А&quot;)+[.$A38];32)+CODE(&quot;А&quot;))" office:value-type="string" office:string-value="Ъ" calcext:value-type="string">
            <text:p>Ъ</text:p>
          </table:table-cell>
          <table:table-cell table:formula="of:=CHAR(MOD(CODE([.C$3])-CODE(&quot;А&quot;)+[.$A38];32)+CODE(&quot;А&quot;))" office:value-type="string" office:string-value="Ч" calcext:value-type="string">
            <text:p>Ч</text:p>
          </table:table-cell>
          <table:table-cell table:formula="of:=CHAR(MOD(CODE([.D$3])-CODE(&quot;А&quot;)+[.$A38];32)+CODE(&quot;А&quot;))" office:value-type="string" office:string-value="С" calcext:value-type="string">
            <text:p>С</text:p>
          </table:table-cell>
          <table:table-cell table:formula="of:=CHAR(MOD(CODE([.E$3])-CODE(&quot;А&quot;)+[.$A38];32)+CODE(&quot;А&quot;))" office:value-type="string" office:string-value="Щ" calcext:value-type="string">
            <text:p>Щ</text:p>
          </table:table-cell>
          <table:table-cell/>
          <table:table-cell table:formula="of:=VLOOKUP([.B38];[.$M$6:.$N$38];2;0)" office:value-type="float" office:value="0.0002" calcext:value-type="float">
            <text:p>0,0002</text:p>
          </table:table-cell>
          <table:table-cell table:formula="of:=VLOOKUP([.C38];[.$M$6:.$N$38];2;0)" office:value-type="float" office:value="0.011" calcext:value-type="float">
            <text:p>0,011</text:p>
          </table:table-cell>
          <table:table-cell table:formula="of:=VLOOKUP([.D38];[.$M$6:.$N$38];2;0)" office:value-type="float" office:value="0.054" calcext:value-type="float">
            <text:p>0,054</text:p>
          </table:table-cell>
          <table:table-cell table:formula="of:=VLOOKUP([.E38];[.$M$6:.$N$38];2;0)" office:value-type="float" office:value="0.006" calcext:value-type="float">
            <text:p>0,006</text:p>
          </table:table-cell>
          <table:table-cell table:formula="of:=PRODUCT([.G38:.J38])" office:value-type="float" office:value="0.0000000007128" calcext:value-type="float">
            <text:p>7,128E-10</text:p>
          </table:table-cell>
          <table:table-cell/>
          <table:table-cell office:value-type="string" calcext:value-type="string">
            <text:p>_</text:p>
          </table:table-cell>
          <table:table-cell office:value-type="float" office:value="0.136" calcext:value-type="float">
            <text:p>0,136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style-name="ce6" table:formula="of:=MAX([.K6:.K38])" office:value-type="float" office:value="0.00001705536" calcext:value-type="float">
            <text:p>0,00001705536</text:p>
          </table:table-cell>
          <table:table-cell/>
          <table:table-cell table:style-name="Default" table:number-columns-repeated="2"/>
          <table:table-cell table:number-columns-repeated="4"/>
        </table:table-row>
        <calcext:conditional-formats>
          <calcext:conditional-format calcext:target-range-address="Лист1.K6:Лист1.K38">
            <calcext:condition calcext:apply-style-name="Good" calcext:value="=[$Лист1.$K$39]" calcext:base-cell-address="Лист1.K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.00.0000</text:date>, <text:time style:data-style-name="N2" text:time-value="16:41:14.9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6:40:32.717000000</meta:creation-date>
    <meta:generator>LibreOffice/7.6.2.1$Windows_X86_64 LibreOffice_project/56f7684011345957bbf33a7ee678afaf4d2ba333</meta:generator>
    <dc:date>2025-04-11T17:54:57.088000000</dc:date>
    <meta:editing-duration>PT1H13M42S</meta:editing-duration>
    <meta:editing-cycles>1</meta:editing-cycles>
    <meta:document-statistic meta:table-count="1" meta:cell-count="40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7cm" xlink:href=".." xlink:type="simple" chart:class="chart:bar" chart:style-name="ch1">
        <chart:legend chart:legend-position="end" svg:x="14.551cm" svg:y="4.204cm" style:legend-expansion="high" chart:style-name="ch2"/>
        <chart:plot-area chart:style-name="ch3" table:cell-range-address="Лист1.A5:Лист1.A38 Лист1.K5:Лист1.K38" chart:data-source-has-labels="both" svg:x="0.319cm" svg:y="0.18cm" svg:width="13.913cm" svg:height="8.647cm">
          <chart:coordinate-region svg:x="1.972cm" svg:y="0.379cm" svg:width="12.26cm" svg:height="7.656cm"/>
          <chart:axis chart:dimension="x" chart:name="primary-x" chart:style-name="ch4" chartooo:axis-type="auto">
            <chartooo:date-scale/>
            <chart:categories table:cell-range-address="Лист1.A6:Лист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6:Лист1.K38" chart:label-cell-address="Лист1.K5:Лист1.K5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.п.</text:p>
                <draw:g>
                  <svg:desc>Лист1.K5:Лист1.K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Лист1.A6:Лист1.A38</svg:desc>
                </draw:g>
              </table:table-cell>
              <table:table-cell office:value-type="float" office:value="0.0000000007128">
                <text:p>0.0000000007128</text:p>
                <draw:g>
                  <svg:desc>Лист1.K6:Лист1.K38</svg:desc>
                </draw:g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864">
                <text:p>0.000000008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627">
                <text:p>0.000000006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6204">
                <text:p>0.000000062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48384">
                <text:p>0.0000000483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0416">
                <text:p>0.000000104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50544">
                <text:p>0.000000505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193536">
                <text:p>0.000001935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14912">
                <text:p>0.000001149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1705536">
                <text:p>0.000017055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102144">
                <text:p>0.000001021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55366">
                <text:p>0.000000553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1437072">
                <text:p>0.000014370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5624">
                <text:p>0.00000156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2418">
                <text:p>0.00000024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3276">
                <text:p>0.0000032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12">
                <text:p>0.000000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112">
                <text:p>0.000001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1862">
                <text:p>0.0000018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42">
                <text:p>0.0000000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14">
                <text:p>0.0000000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092">
                <text:p>0.000001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6">
                <text:p>0.00000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64">
                <text:p>0.00000000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456">
                <text:p>0.0000000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28">
                <text:p>0.0000000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03344">
                <text:p>0.000000033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010374">
                <text:p>0.0000000103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0168">
                <text:p>0.000000001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000052">
                <text:p>0.0000000000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03744">
                <text:p>0.000000037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00112">
                <text:p>0.000000001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0000007128">
                <text:p>0.0000000007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